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903" officeooo:paragraph-rsid="00090903"/>
    </style:style>
    <style:style style:name="P2" style:family="paragraph" style:parent-style-name="Standard">
      <style:text-properties officeooo:paragraph-rsid="0010cdbb"/>
    </style:style>
    <style:style style:name="P3" style:family="paragraph" style:parent-style-name="Standard">
      <style:text-properties officeooo:paragraph-rsid="00124cd1"/>
    </style:style>
    <style:style style:name="P4" style:family="paragraph" style:parent-style-name="Standard">
      <style:text-properties officeooo:paragraph-rsid="00146f6b"/>
    </style:style>
    <style:style style:name="P5" style:family="paragraph" style:parent-style-name="Standard">
      <style:text-properties officeooo:rsid="0010cdbb" officeooo:paragraph-rsid="0010cdbb"/>
    </style:style>
    <style:style style:name="P6" style:family="paragraph" style:parent-style-name="Standard">
      <style:text-properties officeooo:rsid="00124cd1" officeooo:paragraph-rsid="00124cd1"/>
    </style:style>
    <style:style style:name="P7" style:family="paragraph" style:parent-style-name="Standard">
      <style:text-properties officeooo:rsid="00146f6b" officeooo:paragraph-rsid="00146f6b"/>
    </style:style>
    <style:style style:name="P8" style:family="paragraph" style:parent-style-name="Standard" style:list-style-name="L1">
      <style:text-properties officeooo:rsid="00090903" officeooo:paragraph-rsid="00090903"/>
    </style:style>
    <style:style style:name="P9" style:family="paragraph" style:parent-style-name="Standard">
      <style:text-properties officeooo:rsid="00090903" officeooo:paragraph-rsid="00148363"/>
    </style:style>
    <style:style style:name="P10" style:family="paragraph" style:parent-style-name="Standard">
      <style:text-properties officeooo:rsid="00090903" officeooo:paragraph-rsid="0015f610"/>
    </style:style>
    <style:style style:name="P11" style:family="paragraph" style:parent-style-name="Standard">
      <style:paragraph-properties fo:text-align="center" style:justify-single-word="false"/>
      <style:text-properties officeooo:rsid="00090903" officeooo:paragraph-rsid="0015f610"/>
    </style:style>
    <style:style style:name="P12" style:family="paragraph" style:parent-style-name="Standard" style:list-style-name="L1">
      <style:text-properties officeooo:rsid="000ac3d7" officeooo:paragraph-rsid="000ac3d7"/>
    </style:style>
    <style:style style:name="P13" style:family="paragraph" style:parent-style-name="Standard" style:list-style-name="L1">
      <style:text-properties officeooo:rsid="000cb74a" officeooo:paragraph-rsid="000cb74a"/>
    </style:style>
    <style:style style:name="P14" style:family="paragraph" style:parent-style-name="Standard" style:list-style-name="L1">
      <style:text-properties officeooo:rsid="000e91bf" officeooo:paragraph-rsid="000e91bf"/>
    </style:style>
    <style:style style:name="P15" style:family="paragraph" style:parent-style-name="Standard" style:list-style-name="L1">
      <style:text-properties officeooo:rsid="000fcacd" officeooo:paragraph-rsid="000fcacd"/>
    </style:style>
    <style:style style:name="P16" style:family="paragraph" style:parent-style-name="Standard" style:list-style-name="L1">
      <style:text-properties officeooo:rsid="0010cdbb" officeooo:paragraph-rsid="0010cdbb"/>
    </style:style>
    <style:style style:name="P17" style:family="paragraph" style:parent-style-name="Standard" style:list-style-name="L1">
      <style:text-properties officeooo:rsid="00124cd1" officeooo:paragraph-rsid="00124cd1"/>
    </style:style>
    <style:style style:name="P18" style:family="paragraph" style:parent-style-name="Standard" style:list-style-name="L1">
      <style:text-properties officeooo:rsid="00146f6b" officeooo:paragraph-rsid="00146f6b"/>
    </style:style>
    <style:style style:name="P19" style:family="paragraph" style:parent-style-name="Standard">
      <style:text-properties officeooo:rsid="00148363" officeooo:paragraph-rsid="00148363"/>
    </style:style>
    <style:style style:name="T1" style:family="text">
      <style:text-properties officeooo:rsid="000cb74a"/>
    </style:style>
    <style:style style:name="T2" style:family="text">
      <style:text-properties style:font-name="Liberation Mono" fo:font-size="10pt" style:font-size-asian="10.5pt"/>
    </style:style>
    <style:style style:name="T3" style:family="text">
      <style:text-properties style:font-name="Liberation Mono" fo:font-size="10pt" officeooo:rsid="000cb74a" style:font-size-asian="10.5pt"/>
    </style:style>
    <style:style style:name="T4" style:family="text">
      <style:text-properties officeooo:rsid="00146f6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nnecting R Pi to Ubuntu Laptop through RJ – 45 and USB cable</text:p>
      <text:p text:style-name="P10"/>
      <text:p text:style-name="P19">Source - <text:a xlink:type="simple" xlink:href="https://www.youtube.com/watch?v=BIbJnnebWuY" text:style-name="Internet_20_link" text:visited-style-name="Visited_20_Internet_20_Link">https://www.youtube.com/watch?v=BIbJnnebWuY</text:a></text:p>
      <text:p text:style-name="P9"/>
      <text:list xml:id="list6529598208254266812" text:style-name="L1">
        <text:list-item>
          <text:p text:style-name="P8">make connections </text:p>
        </text:list-item>
        <text:list-item>
          <text:p text:style-name="P8">Go to network connections and find your IP address</text:p>
        </text:list-item>
      </text:list>
      <text:p text:style-name="P1"/>
      <text:p text:style-name="P1">System Settings (Win Star Button) -&gt; Network -&gt; Wired – find the IP address </text:p>
      <text:p text:style-name="P1"/>
      <text:list xml:id="list223716629037171" text:continue-numbering="true" text:style-name="L1">
        <text:list-item>
          <text:p text:style-name="P12">We need to manually assign similar IP address to R Pi </text:p>
          <text:list>
            <text:list-item>
              <text:p text:style-name="P13">Disconnect the R Pi from the laptop</text:p>
            </text:list-item>
            <text:list-item>
              <text:p text:style-name="P13">Take out the Micro SD Card </text:p>
            </text:list-item>
            <text:list-item>
              <text:p text:style-name="P13">Connect the Card through the Micro SD Holder </text:p>
            </text:list-item>
            <text:list-item>
              <text:p text:style-name="P13">There are two partitions in the SD Card + go to the “boot” partition + search for “<text:span text:style-name="T2">cmdtxt.txt</text:span>” file </text:p>
            </text:list-item>
            <text:list-item>
              <text:p text:style-name="P14">Make a (back up) copy of <text:span text:style-name="T1">“</text:span><text:span text:style-name="T3">cmdtxt.txt</text:span><text:span text:style-name="T1">” file </text:span></text:p>
            </text:list-item>
            <text:list-item>
              <text:p text:style-name="P14">Open <text:span text:style-name="T1">“</text:span><text:span text:style-name="T3">cmdtxt.txt</text:span><text:span text:style-name="T1">” <text:s/></text:span>in gedit text editor + add “ip=10.42....” with out quotes to the line. </text:p>
            </text:list-item>
            <text:list-item>
              <text:p text:style-name="P15">Save the file + eject the Micro SD </text:p>
            </text:list-item>
            <text:list-item>
              <text:p text:style-name="P15">Reconnect R Pi to the laptop with the help of RJ-45 and USB cables. </text:p>
            </text:list-item>
          </text:list>
        </text:list-item>
        <text:list-item>
          <text:p text:style-name="P16">Add profile for R Pi </text:p>
          <text:list>
            <text:list-item>
              <text:p text:style-name="P16">go to Network -&gt; Wired -&gt; Add (new) profile “Raspberry Lan” </text:p>
            </text:list-item>
            <text:list-item>
              <text:p text:style-name="P16">Now you will find two connections (profiles) under Wired tab (1) Host (2) Raspberry Pi. </text:p>
            </text:list-item>
          </text:list>
        </text:list-item>
        <text:list-item>
          <text:p text:style-name="P16">Start the terminal session for R Pi</text:p>
        </text:list-item>
      </text:list>
      <text:p text:style-name="P2"/>
      <text:p text:style-name="P5"><text:span text:style-name="T2">ssh </text:span><text:a xlink:type="simple" xlink:href="mailto:pi@ip" text:style-name="Internet_20_link" text:visited-style-name="Visited_20_Internet_20_Link"><text:span text:style-name="T2">pi@ip</text:span></text:a><text:span text:style-name="T2">...tha..assigned to R Pi</text:span></text:p>
      <text:p text:style-name="P5"/>
      <text:p text:style-name="P6">Now you are with R Pi (through ssh) </text:p>
      <text:p text:style-name="P5"/>
      <text:list xml:id="list223716020688915" text:continue-numbering="true" text:style-name="L1">
        <text:list-item>
          <text:p text:style-name="P16">Make R Pi connect through correct gate way</text:p>
        </text:list-item>
      </text:list>
      <text:p text:style-name="P2"/>
      <text:p text:style-name="P6"><text:span text:style-name="T2">sudo route add default gw “your ip ..”</text:span> (without quotes) </text:p>
      <text:p text:style-name="P6"/>
      <text:list xml:id="list223715897986684" text:continue-numbering="true" text:style-name="L1">
        <text:list-item>
          <text:p text:style-name="P17">Install VNC server</text:p>
        </text:list-item>
      </text:list>
      <text:p text:style-name="P3"/>
      <text:p text:style-name="P6">sudo apt-get install <text:span text:style-name="T4">tightvncserver</text:span></text:p>
      <text:p text:style-name="P7">tightvncserver</text:p>
      <text:p text:style-name="P6"/>
      <text:list xml:id="list223716490840184" text:continue-numbering="true" text:style-name="L1">
        <text:list-item>
          <text:p text:style-name="P17"><text:s/>Install VNC viewer in the host machine </text:p>
          <text:list>
            <text:list-item>
              <text:p text:style-name="P18">open new terminal session in the host machine (leaving R Pi terminal as it is ...)</text:p>
            </text:list-item>
            <text:list-item>
              <text:p text:style-name="P18">Install VNC viewer </text:p>
            </text:list-item>
          </text:list>
        </text:list-item>
      </text:list>
      <text:p text:style-name="P7"><text:tab/></text:p>
      <text:p text:style-name="P7"><text:tab/>sudo apt-get install xtightvncviewer </text:p>
      <text:p text:style-name="P7"/>
      <text:list xml:id="list223716976209611" text:continue-numbering="true" text:style-name="L1">
        <text:list-item>
          <text:p text:style-name="P18">Install GUI for Remote Desktop Connection </text:p>
        </text:list-item>
      </text:list>
      <text:p text:style-name="P4"/>
      <text:p text:style-name="P7">sudo apt-get install remmina remmina-plugin-vnc</text:p>
      <text:p text:style-name="P7"/>
      <text:list xml:id="list223715280996281" text:continue-numbering="true" text:style-name="L1">
        <text:list-item>
          <text:p text:style-name="P18">Start remmina </text:p>
        </text:list-item>
        <text:list-item>
          <text:p text:style-name="P18">Create a new profile for R Pi by providing values to </text:p>
          <text:list>
            <text:list-item>
              <text:p text:style-name="P18">name – any name (Raspberry Desktop)</text:p>
            </text:list-item>
            <text:list-item>
              <text:p text:style-name="P18">server – IP address</text:p>
            </text:list-item>
            <text:list-item>
              <text:p text:style-name="P18">username – pi</text:p>
            </text:list-item>
            <text:list-item>
              <text:p text:style-name="P18"><text:soft-page-break/>password – password that you supplied while running tightvncserver</text:p>
            </text:list-item>
            <text:list-item>
              <text:p text:style-name="P18">supply other values </text:p>
            </text:list-item>
          </text:list>
        </text:list-item>
        <text:list-item>
          <text:p text:style-name="P18">Start XServer</text:p>
        </text:list-item>
      </text:list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21:24:55.385277095</meta:creation-date>
    <dc:date>2017-12-22T22:37:13.451601164</dc:date>
    <meta:editing-duration>PT1H11M5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318" meta:character-count="1755" meta:non-whitespace-character-count="1473"/>
  </office:meta>
</office:document-meta>
</file>